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43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45.28mm"/>
    </style:style>
    <style:style style:name="co4" style:family="table-column">
      <style:table-column-properties fo:break-before="auto" style:column-width="43.3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66ff00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nalyz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g</text:p>
          </table:table-cell>
          <table:table-cell office:value-type="string" calcext:value-type="string">
            <text:p>bd_training_75_fotos_v1.pkl</text:p>
          </table:table-cell>
          <table:table-cell office:value-type="string" calcext:value-type="string">
            <text:p>bd_training_3_fotos_v1.pkl</text:p>
          </table:table-cell>
          <table:table-cell office:value-type="string" calcext:value-type="string">
            <text:p>bd_training_2_fotos_v1.pkl</text:p>
          </table:table-cell>
          <table:table-cell office:value-type="string" calcext:value-type="string">
            <text:p>bd_training_1_foto_v1.pkl</text:p>
          </table:table-cell>
          <table:table-cell office:value-type="string" calcext:value-type="string">
            <text:p>bd_training_75_fotos_v2.pkl</text:p>
          </table:table-cell>
          <table:table-cell office:value-type="string" calcext:value-type="string">
            <text:p>bd_training_3_fotos_v2.pkl</text:p>
          </table:table-cell>
          <table:table-cell office:value-type="string" calcext:value-type="string">
            <text:p>bd_training_2_fotos_v2.pkl</text:p>
          </table:table-cell>
          <table:table-cell office:value-type="string" calcext:value-type="string">
            <text:p>bd_training_1_foto_v2.pkl</text:p>
          </table:table-cell>
        </table:table-row>
        <table:table-row table:style-name="ro1">
          <table:table-cell office:value-type="string" calcext:value-type="string">
            <text:p>IMG_7160.JPG</text:p>
          </table:table-cell>
          <table:table-cell table:number-columns-repeated="5" office:value-type="string" calcext:value-type="string">
            <text:p>N</text:p>
          </table:table-cell>
          <table:table-cell table:number-columns-repeated="3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per-blank-white-empty.jpg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G_1707.jpg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S</text:p>
          </table:table-cell>
        </table:table-row>
        <table:table-row table:style-name="ro1">
          <table:table-cell table:style-name="ce1" office:value-type="string" calcext:value-type="string">
            <text:p>IMG_7159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IMG_7197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168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196.JPG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style-name="ce3" office:value-type="string" calcext:value-type="string">
            <text:p>IMG_7186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IMG_7169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IMG_7167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236.JPG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table-cell table:style-name="ce4" office:value-type="string" calcext:value-type="string">
            <text:p>IMG_7212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3" office:value-type="string" calcext:value-type="string">
            <text:p>IMG_7189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IMG_7204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199.JPG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174.JPG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table:style-name="ce2" office:value-type="string" calcext:value-type="string">
            <text:p>IMG_7214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4" office:value-type="string" calcext:value-type="string">
            <text:p>pI1oN.jpg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158.JPG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4" office:value-type="string" calcext:value-type="string">
            <text:p>IMG_7213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228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IMG_7216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233.JPG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 office:value-type="string" calcext:value-type="string">
            <text:p>IMG_7203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240.JPG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olio en blanco.jpg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style-name="ce3" office:value-type="string" calcext:value-type="string">
            <text:p>IMG_7182.JPG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G_7161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4" office:value-type="string" calcext:value-type="string">
            <text:p>IMG_7210.JPG</text:p>
          </table:table-cell>
          <table:table-cell office:value-type="string" calcext:value-type="string">
            <text:p>S</text:p>
          </table:table-cell>
          <table:table-cell table:number-columns-repeated="7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193.JPG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style-name="ce3" office:value-type="string" calcext:value-type="string">
            <text:p>IMG_7190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235.JPG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G_1608.jpg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G_7178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IMG_7162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194.JPG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IMG_7205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3" office:value-type="string" calcext:value-type="string">
            <text:p>IMG_7183.JPG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G_7231.JPG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IMG_7163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IMG_7207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IMG_7171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IMG_7237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3" office:value-type="string" calcext:value-type="string">
            <text:p>IMG_7223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5" office:value-type="string" calcext:value-type="string">
            <text:p>IMG_7230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224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227.JPG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G_7176.JPG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IMG_7219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239.JPG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table-cell table:style-name="ce3" office:value-type="string" calcext:value-type="string">
            <text:p>IMG_7218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IMG_7164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181.JPG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olio-blanco-sobre-mesa-madera-boligrafo_1253-201.jpg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ección_032.png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table-cell table:style-name="ce5" office:value-type="string" calcext:value-type="string">
            <text:p>pexels-photo-2096017.jpe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241.JPG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202.JPG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IMG_7220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ección_033.pn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IMG_7175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191.JPG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195.JPG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G_7234.JPG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S</text:p>
          </table:table-cell>
        </table:table-row>
        <table:table-row table:style-name="ro1">
          <table:table-cell table:style-name="ce2" office:value-type="string" calcext:value-type="string">
            <text:p>IMG_7187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4" office:value-type="string" calcext:value-type="string">
            <text:p>pexels-photo-2682541.jpe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3" office:value-type="string" calcext:value-type="string">
            <text:p>IMG_7217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IMG_7172.JPG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style-name="ce1" office:value-type="string" calcext:value-type="string">
            <text:p>IMG_7170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IMG_7208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4" office:value-type="string" calcext:value-type="string">
            <text:p>IMG_7209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3" office:value-type="string" calcext:value-type="string">
            <text:p>IMG_7185.JPG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192.JPG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" office:value-type="string" calcext:value-type="string">
            <text:p>IMG_7229.JPG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table-cell table:style-name="ce2" office:value-type="string" calcext:value-type="string">
            <text:p>IMG_7180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226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IMG_7173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4" office:value-type="string" calcext:value-type="string">
            <text:p>IMG_7211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5" office:value-type="string" calcext:value-type="string">
            <text:p>IMG_7232.JPG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" office:value-type="string" calcext:value-type="string">
            <text:p>IMG_7200.JPG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table-cell table:style-name="ce1" office:value-type="string" calcext:value-type="string">
            <text:p>IMG_7221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3" office:value-type="string" calcext:value-type="string">
            <text:p>IMG_7188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3" office:value-type="string" calcext:value-type="string">
            <text:p>IMG_7184.JPG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G_7166.JPG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style-name="ce3" office:value-type="string" calcext:value-type="string">
            <text:p>IMG_7222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2stickies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IMG_7215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IMG_7165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z13MW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2">
          <table:table-cell table:style-name="ce1" office:value-type="string" calcext:value-type="string">
            <text:p>manyStickies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6GOPm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zaud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y6Nq8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225.JPG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G_7198.JPG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179.JPG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238.JPG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G_7177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G_7201.JPG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table-cell table:style-name="ce2" office:value-type="string" calcext:value-type="string">
            <text:p>IMG_7206.JPG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6"/>
          <table:table-cell table:style-name="ce12" office:value-type="string" calcext:value-type="string">
            <text:p>train</text:p>
          </table:table-cell>
          <table:table-cell table:style-name="ce12" office:value-type="string" calcext:value-type="string">
            <text:p>test</text:p>
          </table:table-cell>
          <table:table-cell table:style-name="ce12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Varios folios</text:p>
          </table:table-cell>
          <table:table-cell table:style-name="ce6" table:formula="of:=[.D107]-[.C107]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Arrugada</text:p>
          </table:table-cell>
          <table:table-cell table:style-name="ce6" table:formula="of:=[.D108]-[.C108]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Foto no centrada</text:p>
          </table:table-cell>
          <table:table-cell table:style-name="ce6" table:formula="of:=[.D109]-[.C109]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Objeto encima o en medio</text:p>
          </table:table-cell>
          <table:table-cell table:style-name="ce6" table:formula="of:=[.D110]-[.C110]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No se ven todas las esquinas</text:p>
          </table:table-cell>
          <table:table-cell table:style-name="ce6" table:formula="of:=[.D111]-[.C111]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2" table:formula="of:=SUM([.B107:.B111])" office:value-type="float" office:value="41" calcext:value-type="float">
            <text:p>41</text:p>
          </table:table-cell>
          <table:table-cell table:style-name="ce12" table:formula="of:=SUM([.C107:.C111])" office:value-type="float" office:value="15" calcext:value-type="float">
            <text:p>15</text:p>
          </table:table-cell>
          <table:table-cell table:style-name="ce12" table:formula="of:=SUM([.D107:.D111]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Imagenes defectuosas</text:p>
          </table:table-cell>
          <table:table-cell table:style-name="ce13" table:formula="of:=[.B112]/75" office:value-type="percentage" office:value="0.546666666666667" calcext:value-type="percentage">
            <text:p>54,67%</text:p>
          </table:table-cell>
          <table:table-cell table:style-name="ce13" table:formula="of:=[.C112]/25" office:value-type="percentage" office:value="0.6" calcext:value-type="percentage">
            <text:p>60,00%</text:p>
          </table:table-cell>
          <table:table-cell table:style-name="ce13" table:formula="of:=[.D112]/100" office:value-type="percentage" office:value="0.56" calcext:value-type="percentage">
            <text:p>56,00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8">00/00/0000</text:date>, <text:time style:data-style-name="N2" text:time-value="12:27:01.6070969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01-08T13:47:12.215114548</dc:date>
    <meta:editing-duration>PT16M16S</meta:editing-duration>
    <meta:editing-cycles>3</meta:editing-cycles>
    <meta:document-statistic meta:table-count="1" meta:cell-count="966" meta:object-count="0"/>
  </office:meta>
</office:document-meta>
</file>